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pt" fo:country="BR" style:font-size-asian="11pt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pt" fo:country="BR" style:font-size-asian="11pt"/>
    </style:style>
    <style:style style:name="P4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5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officeooo:rsid="000ab0d6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58109979" text:style-name="WWNum1">
        <text:list-item>
          <text:p text:style-name="P4"><text:span text:style-name="T1">Problema:</text:span></text:p>
        </text:list-item>
      </text:list>
      <text:p text:style-name="P2"><text:span text:style-name="T1">Um vendedor de celul</text:span><text:span text:style-name="T2">ar</text:span><text:span text:style-name="T1"> tem muitas marcas de celulares diferentes, Para saber qual modelo e de que marca, se tendo </text:span><text:span text:style-name="T2">várias</text:span><text:span text:style-name="T1"> marcas internacionais e nacionais pode ser </text:span><text:span text:style-name="T2">difícil</text:span><text:span text:style-name="T1"> quando em grande quantidade.</text:span></text:p>
      <text:list xml:id="list100536131508243" text:continue-numbering="true" text:style-name="WWNum1">
        <text:list-item>
          <text:p text:style-name="P4"><text:span text:style-name="T1">Objetivo Geral</text:span></text:p>
        </text:list-item>
      </text:list>
      <text:p text:style-name="P2"><text:span text:style-name="T1">Apresentar um sistema web para gerenciar as marcas e modelos dos celulares nacionais e internacionais.</text:span></text:p>
      <text:list xml:id="list100535833573623" text:continue-numbering="true" text:style-name="WWNum1">
        <text:list-item>
          <text:p text:style-name="P4"><text:span text:style-name="T1">Requisitos Funcionais </text:span></text:p>
        </text:list-item>
      </text:list>
      <text:list xml:id="list2217699329" text:style-name="WWNum2">
        <text:list-item>
          <text:p text:style-name="P5"><text:span text:style-name="T1">O sistema deve permitir o cadastro das marcas <text:s/></text:span><text:span text:style-name="T2">e modelos </text:span><text:span text:style-name="T1">d</text:span><text:span text:style-name="T2">os</text:span><text:span text:style-name="T1"> celulares</text:span></text:p>
        </text:list-item>
        <text:list-item>
          <text:p text:style-name="P5"><text:span text:style-name="T1">O sistema deve permitir a listagem dos celulares cadastrados</text:span></text:p>
        </text:list-item>
        <text:list-item>
          <text:p text:style-name="P5"><text:span text:style-name="T1">O sistema devera permitir a atualização das marcas cadastradas</text:span></text:p>
        </text:list-item>
        <text:list-item>
          <text:p text:style-name="P5"><text:span text:style-name="T1">O sistema devera permitir o cadastro de modelos de celulares </text:span><text:span text:style-name="T2">vinculados</text:span><text:span text:style-name="T1"> as marcas </text:span><text:span text:style-name="T2">cadastradas</text:span><text:span text:style-name="T1">, local da marca e ficha </text:span><text:span text:style-name="T2">técnica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10:05:34.474000000</dc:date>
    <meta:editing-duration>PT11M10S</meta:editing-duration>
    <meta:editing-cycles>1</meta:editing-cycles>
    <meta:document-statistic meta:table-count="0" meta:image-count="0" meta:object-count="0" meta:page-count="1" meta:paragraph-count="9" meta:word-count="109" meta:character-count="675" meta:non-whitespace-character-count="580"/>
    <meta:generator>LibreOffice/6.0.1.1$Windows_X86_64 LibreOffice_project/60bfb1526849283ce2491346ed2aa51c465abfe6</meta:generator>
  </office:meta>
</office:document-meta>
</file>